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eueHaasGrot-Pinterest-DispRound-55Roman" svg:font-family="NeueHaasGrot-Pinterest-DispRound-55Roman, 'Helvetica Neue', Arial, sans-serif"/>
    <style:font-face style:name="NeueHaasGrot-Pinterest-DispRound-75-Bold" svg:font-family="NeueHaasGrot-Pinterest-DispRound-75-Bold, sans-serif, 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3335in" loext:contextual-spacing="false" fo:text-align="center" style:justify-single-word="false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.3335in" loext:contextual-spacing="false" fo:text-align="center" style:justify-single-word="false" fo:orphans="2" fo:widows="2" fo:text-indent="0in" style:auto-text-indent="false"/>
    </style:style>
    <style:style style:name="P3" style:family="paragraph" style:parent-style-name="Text_20_body" style:list-style-name="L1">
      <style:paragraph-properties fo:margin-left="0in" fo:margin-right="0in" fo:margin-top="0in" fo:margin-bottom="0.3335in" loext:contextual-spacing="false" fo:line-height="150%" fo:orphans="2" fo:widows="2" fo:text-indent="0in" style:auto-text-indent="false" fo:padding="0in" fo:border="none"/>
      <style:text-properties fo:font-variant="normal" fo:text-transform="none" fo:color="#666666" style:font-name="NeueHaasGrot-Pinterest-DispRound-55Roman" fo:font-size="13.5pt" fo:letter-spacing="normal" fo:font-style="normal" fo:font-weight="normal"/>
    </style:style>
    <style:style style:name="P4" style:family="paragraph" style:parent-style-name="Text_20_body" style:list-style-name="L2">
      <style:paragraph-properties fo:margin-left="0in" fo:margin-right="0in" fo:margin-top="0in" fo:margin-bottom="0.3335in" loext:contextual-spacing="false" fo:line-height="150%" fo:orphans="2" fo:widows="2" fo:text-indent="0in" style:auto-text-indent="false" fo:padding="0in" fo:border="none"/>
      <style:text-properties fo:font-variant="normal" fo:text-transform="none" fo:color="#666666" style:font-name="NeueHaasGrot-Pinterest-DispRound-55Roman" fo:font-size="13.5pt" fo:letter-spacing="normal" fo:font-style="normal" fo:font-weight="normal" loext:padding-left="0.5in" loext:padding-right="0in" loext:padding-top="0in" loext:padding-bottom="0in" loext:border-left="0.06pt solid #cccccc" loext:border-right="none" loext:border-top="none" loext:border-bottom="none"/>
    </style:style>
    <style:style style:name="P5" style:family="paragraph" style:parent-style-name="Text_20_body" style:list-style-name="L2">
      <style:paragraph-properties fo:margin-left="0in" fo:margin-right="0in" fo:margin-top="0in" fo:margin-bottom="0.3335in" loext:contextual-spacing="false" fo:line-height="150%" fo:orphans="2" fo:widows="2" fo:text-indent="0in" style:auto-text-indent="false" fo:padding="0in" fo:border="none"/>
      <style:text-properties fo:font-variant="normal" fo:text-transform="none" fo:color="#666666" style:font-name="NeueHaasGrot-Pinterest-DispRound-55Roman" fo:font-size="13.5pt" fo:letter-spacing="normal" fo:font-style="normal" fo:font-weight="normal" officeooo:paragraph-rsid="000eb897" loext:padding-left="0.5in" loext:padding-right="0in" loext:padding-top="0in" loext:padding-bottom="0in" loext:border-left="0.06pt solid #cccccc" loext:border-right="none" loext:border-top="none" loext:border-bottom="none"/>
    </style:style>
    <style:style style:name="P6" style:family="paragraph" style:parent-style-name="Text_20_body" style:list-style-name="L2">
      <style:paragraph-properties fo:margin-left="0in" fo:margin-right="0in" fo:margin-top="0in" fo:margin-bottom="0.3335in" loext:contextual-spacing="false" fo:line-height="150%" fo:orphans="2" fo:widows="2" fo:text-indent="0in" style:auto-text-indent="false" fo:padding="0in" fo:border="none"/>
      <style:text-properties fo:font-variant="normal" fo:text-transform="none" fo:color="#666666" style:font-name="NeueHaasGrot-Pinterest-DispRound-55Roman" fo:font-size="13.5pt" fo:letter-spacing="normal" fo:font-style="normal" fo:font-weight="normal" officeooo:paragraph-rsid="000f3d01" loext:padding-left="0.5in" loext:padding-right="0in" loext:padding-top="0in" loext:padding-bottom="0in" loext:border-left="0.06pt solid #cccccc" loext:border-right="none" loext:border-top="none" loext:border-bottom="none"/>
    </style:style>
    <style:style style:name="P7" style:family="paragraph" style:parent-style-name="Text_20_body" style:list-style-name="L2">
      <style:paragraph-properties fo:margin-left="0in" fo:margin-right="0in" fo:margin-top="0in" fo:margin-bottom="0.3335in" loext:contextual-spacing="false" fo:line-height="150%" fo:orphans="2" fo:widows="2" fo:text-indent="0in" style:auto-text-indent="false" fo:padding="0in" fo:border="none"/>
    </style:style>
    <style:style style:name="P8" style:family="paragraph" style:parent-style-name="Heading_20_2">
      <style:paragraph-properties fo:margin-left="0in" fo:margin-right="0in" fo:margin-top="0in" fo:margin-bottom="0.3335in" loext:contextual-spacing="false" fo:text-align="center" style:justify-single-word="false" fo:orphans="2" fo:widows="2" fo:text-indent="0in" style:auto-text-indent="false"/>
    </style:style>
    <style:style style:name="P9" style:family="paragraph" style:parent-style-name="Heading_20_2">
      <style:paragraph-properties fo:margin-left="0in" fo:margin-right="0in" fo:margin-top="0in" fo:margin-bottom="0.3335in" loext:contextual-spacing="false" fo:text-align="center" style:justify-single-word="false" fo:orphans="2" fo:widows="2" fo:text-indent="0in" style:auto-text-indent="false"/>
      <style:text-properties officeooo:paragraph-rsid="000f3d01"/>
    </style:style>
    <style:style style:name="T1" style:family="text">
      <style:text-properties fo:font-variant="normal" fo:text-transform="none" fo:color="#000000" style:font-name="NeueHaasGrot-Pinterest-DispRound-55Roman" fo:font-size="22.5pt" fo:letter-spacing="normal" fo:font-style="normal" fo:font-weight="normal"/>
    </style:style>
    <style:style style:name="T2" style:family="text">
      <style:text-properties fo:font-variant="normal" fo:text-transform="none" fo:color="#000000" style:font-name="NeueHaasGrot-Pinterest-DispRound-55Roman" fo:font-size="22.5pt" fo:letter-spacing="normal" fo:font-style="normal" fo:font-weight="normal" officeooo:rsid="000eb897"/>
    </style:style>
    <style:style style:name="T3" style:family="text">
      <style:text-properties fo:font-variant="normal" fo:text-transform="none" fo:color="#000000" style:font-name="NeueHaasGrot-Pinterest-DispRound-75-Bold" fo:font-size="18.75pt" fo:letter-spacing="normal" fo:font-style="normal" fo:font-weight="normal"/>
    </style:style>
    <style:style style:name="T4" style:family="text">
      <style:text-properties fo:font-variant="normal" fo:text-transform="none" fo:color="#000000" style:font-name="NeueHaasGrot-Pinterest-DispRound-75-Bold" fo:font-size="18.75pt" fo:letter-spacing="normal" fo:font-style="normal" fo:font-weight="normal" loext:padding-left="0.5in" loext:padding-right="0in" loext:padding-top="0in" loext:padding-bottom="0in" loext:border-left="0.06pt solid #cccccc" loext:border-right="none" loext:border-top="none" loext:border-bottom="none"/>
    </style:style>
    <style:style style:name="T5" style:family="text">
      <style:text-properties fo:font-variant="normal" fo:text-transform="none" fo:color="#282828" style:font-name="NeueHaasGrot-Pinterest-DispRound-75-Bold" fo:font-size="18.75pt" fo:letter-spacing="normal" fo:font-style="normal" fo:font-weight="normal"/>
    </style:style>
    <style:style style:name="T6" style:family="text">
      <style:text-properties fo:font-variant="normal" fo:text-transform="none" fo:color="#282828" style:font-name="NeueHaasGrot-Pinterest-DispRound-75-Bold" fo:font-size="18.75pt" fo:letter-spacing="normal" fo:font-style="normal" fo:font-weight="normal" officeooo:rsid="000eb897"/>
    </style:style>
    <style:style style:name="T7" style:family="text">
      <style:text-properties fo:font-variant="normal" fo:text-transform="none" fo:color="#282828" style:font-name="NeueHaasGrot-Pinterest-DispRound-75-Bold" fo:font-size="18.75pt" fo:letter-spacing="normal" fo:font-style="normal" fo:font-weight="normal" officeooo:rsid="000f3d01"/>
    </style:style>
    <style:style style:name="T8" style:family="text">
      <style:text-properties fo:font-variant="normal" fo:text-transform="none" fo:color="#666666" style:font-name="NeueHaasGrot-Pinterest-DispRound-55Roman" fo:font-size="13.5pt" fo:letter-spacing="normal" fo:font-style="normal" fo:font-weight="normal" loext:padding-left="0.5in" loext:padding-right="0in" loext:padding-top="0in" loext:padding-bottom="0in" loext:border-left="0.06pt solid #cccccc" loext:border-right="none" loext:border-top="none" loext:border-bottom="none"/>
    </style:style>
    <style:style style:name="T9" style:family="text">
      <style:text-properties fo:font-variant="normal" fo:text-transform="none" fo:color="#666666" style:font-name="NeueHaasGrot-Pinterest-DispRound-55Roman" fo:font-size="13.5pt" fo:letter-spacing="normal" fo:font-style="normal" fo:font-weight="normal" officeooo:rsid="000eb897" loext:padding-left="0.5in" loext:padding-right="0in" loext:padding-top="0in" loext:padding-bottom="0in" loext:border-left="0.06pt solid #cccccc" loext:border-right="none" loext:border-top="none" loext:border-bottom="none"/>
    </style:style>
    <style:style style:name="T10" style:family="text">
      <style:text-properties fo:font-variant="normal" fo:text-transform="none" fo:color="#666666" style:font-name="NeueHaasGrot-Pinterest-DispRound-55Roman" fo:font-size="13.5pt" fo:letter-spacing="normal" fo:font-style="normal" fo:font-weight="normal" officeooo:rsid="000eb9ac" loext:padding-left="0.5in" loext:padding-right="0in" loext:padding-top="0in" loext:padding-bottom="0in" loext:border-left="0.06pt solid #cccccc" loext:border-right="none" loext:border-top="none" loext:border-bottom="none"/>
    </style:style>
    <style:style style:name="T11" style:family="text">
      <style:text-properties officeooo:rsid="000eb897"/>
    </style:style>
    <style:style style:name="T12" style:family="text">
      <style:text-properties officeooo:rsid="000f3d01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2"><text:span text:style-name="Strong_20_Emphasis"><text:span text:style-name="T7">Get The Well Payed Job Now, Learn New Technologies And Prepare Your Career To Market Leaders Such Like Monzo, Docker, Pinterest, Google And Others</text:span></text:span></text:h>
      <text:h text:style-name="P8" text:outline-level="2"><text:span text:style-name="Strong_20_Emphasis"><text:span text:style-name="T5"/></text:span></text:h>
      <text:h text:style-name="P8" text:outline-level="2"><text:span text:style-name="Strong_20_Emphasis"><text:span text:style-name="T5">Software Engineer, Enterprise </text:span></text:span><text:span text:style-name="Strong_20_Emphasis"><text:span text:style-name="T6">microservices</text:span></text:span></text:h>
      <text:p text:style-name="P2"><text:span text:style-name="Strong_20_Emphasis"><text:span text:style-name="T3"/></text:span></text:p>
      <text:h text:style-name="P9" text:outline-level="2"><text:span text:style-name="Strong_20_Emphasis"><text:span text:style-name="T7">Get the well payed job now and learn yourself new technologies </text:span></text:span></text:h>
      <text:h text:style-name="P9" text:outline-level="2"><text:span text:style-name="Strong_20_Emphasis"><text:span text:style-name="T5"/></text:span></text:h>
      <text:p text:style-name="P2"><text:span text:style-name="Strong_20_Emphasis"><text:span text:style-name="T2">Our</text:span></text:span><text:span text:style-name="Strong_20_Emphasis"><text:span text:style-name="T1"> team is looking for a generalist software engineer with experience in </text:span></text:span><text:span text:style-name="Strong_20_Emphasis"><text:span text:style-name="T2">frontend, backend </text:span></text:span><text:span text:style-name="Strong_20_Emphasis"><text:span text:style-name="T1">engineering. You’ll own the flow of data between our Engineering and Enterprise systems </text:span></text:span><text:span text:style-name="Strong_20_Emphasis"><text:span text:style-name="T2">or homegrown systems</text:span></text:span><text:span text:style-name="Strong_20_Emphasis"><text:span text:style-name="T1">, which fuels decision-making for multiple parts of our business. This role is part software engineer, </text:span></text:span><text:span text:style-name="Strong_20_Emphasis"><text:span text:style-name="T2">frontend </text:span></text:span><text:span text:style-name="Strong_20_Emphasis"><text:span text:style-name="T1">engineer, architect, and </text:span></text:span><text:span text:style-name="Strong_20_Emphasis"><text:span text:style-name="T2">devops</text:span></text:span><text:span text:style-name="Strong_20_Emphasis"><text:span text:style-name="T1">. The right candidate will have experience with open source and </text:span></text:span><text:soft-page-break/><text:span text:style-name="Strong_20_Emphasis"><text:span text:style-name="T1">commercial technologies, and be comfortable building or </text:span></text:span><text:span text:style-name="Strong_20_Emphasis"><text:span text:style-name="T2">choosing</text:span></text:span><text:span text:style-name="Strong_20_Emphasis"><text:span text:style-name="T1"> components to create a best of breed solution. Past </text:span></text:span><text:span text:style-name="Strong_20_Emphasis"><text:span text:style-name="T2">production delivery</text:span></text:span><text:span text:style-name="Strong_20_Emphasis"><text:span text:style-name="T1"> experience is a plus.</text:span></text:span></text:p>
      <text:p text:style-name="Text_20_body"><text:line-break/></text:p>
      <text:p text:style-name="P1"><text:span text:style-name="Strong_20_Emphasis"><text:span text:style-name="T3"/></text:span></text:p>
      <text:p text:style-name="P1"><text:span text:style-name="Strong_20_Emphasis"><text:span text:style-name="T3"/></text:span></text:p>
      <text:p text:style-name="P1"><text:span text:style-name="Strong_20_Emphasis"><text:span text:style-name="T3">What you'll do :</text:span></text:span></text:p>
      <text:list xml:id="list1214551273" text:style-name="L1">
        <text:list-item>
          <text:p text:style-name="P3">Architect the strategy for Enterprise <text:span text:style-name="T11">services</text:span> at <text:span text:style-name="T11">financial market leader</text:span>; we’re just getting started on the <text:span text:style-name="T11">microservices</text:span> side, so there’s opportunity for big impact</text:p>
        </text:list-item>
        <text:list-item>
          <text:p text:style-name="P3">Build production-class <text:span text:style-name="T11">services</text:span> between our homegrown Engineering and Enterprise systems</text:p>
        </text:list-item>
        <text:list-item>
          <text:p text:style-name="P3">Build vs Buy decision maker; leverage your experience to build best of breed solutions</text:p>
        </text:list-item>
        <text:list-item>
          <text:p text:style-name="P3">Establish relationships across Engineering and the Business to understand our data landscape, and create a strategy to bridge the gaps</text:p>
        </text:list-item>
        <text:list-item>
          <text:p text:style-name="P3">Establish and execute a roadmap based on business <text:span text:style-name="T11">requirements</text:span></text:p>
        </text:list-item>
      </text:list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Strong_20_Emphasis"><text:span text:style-name="T4">What we're looking for :</text:span></text:span></text:p>
      <text:list xml:id="list406685405" text:style-name="L2">
        <text:list-header>
          <text:p text:style-name="P4"/>
        </text:list-header>
        <text:list-item>
          <text:p text:style-name="P4">Strong in at least one of these programming languages: Python, <text:span text:style-name="T11">C#,</text:span> Java, Go </text:p>
        </text:list-item>
        <text:list-item>
          <text:p text:style-name="P5">Hands-on experience with open source <text:span text:style-name="T11">frontend</text:span> platforms (<text:span text:style-name="T11">react</text:span>, <text:span text:style-name="T11">redux</text:span>) and familiarity with data visualization (<text:span text:style-name="T12">i.e. </text:span>Tableau, D3, <text:span text:style-name="T12">highcharts</text:span>) technologies</text:p>
        </text:list-item>
        <text:list-item>
          <text:p text:style-name="P4">Hands-on experience in data modeling, data visualization and <text:span text:style-name="T11">database </text:span>development</text:p>
        </text:list-item>
        <text:list-item>
          <text:p text:style-name="P6">Hands-on experience in <text:span text:style-name="T12">microservice architecture (docker, kubernetes, microservices)</text:span></text:p>
          <text:p text:style-name="P4"><text:soft-page-break/>Comfortable working across a wide array of technologies, project types, and business requirements. Strength in <text:span text:style-name="T11">Azure or AWS </text:span>and cloud data technology strongly preferred</text:p>
        </text:list-item>
        <text:list-item>
          <text:p text:style-name="P7"><text:span text:style-name="T8">Experienced at </text:span><text:span text:style-name="T9">scrum </text:span><text:span text:style-name="T8">sprints. Engineering management </text:span><text:span text:style-name="T10">cross multiple locations </text:span><text:span text:style-name="T8">is helpful her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eueHaasGrot-Pinterest-DispRound-55Roman" svg:font-family="NeueHaasGrot-Pinterest-DispRound-55Roman, 'Helvetica Neue', Arial, sans-serif"/>
    <style:font-face style:name="NeueHaasGrot-Pinterest-DispRound-75-Bold" svg:font-family="NeueHaasGrot-Pinterest-DispRound-75-Bold, sans-serif, 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15:17:28.988839416</meta:creation-date>
    <dc:date>2019-08-04T15:43:11.968779724</dc:date>
    <meta:editing-duration>PT11M42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4" meta:paragraph-count="19" meta:word-count="306" meta:character-count="2062" meta:non-whitespace-character-count="1782"/>
  </office:meta>
</office:document-meta>
</file>